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829221939987834114" text:style-name="L1">
        <text:list-item>
          <text:list>
            <text:list-header>
              <text:p text:style-name="P2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5414290" text:continue-numbering="true" text:style-name="L1">
        <text:list-item>
          <text:list>
            <text:list-header>
              <text:p text:style-name="P26">Run: 6<text:span text:style-name="T3"> x 0.2 miles at 7:09/mile pace with a 0.2 mile jog before each run. The 0.2 mile runs each took 85.7 seconds. The jogs before each 0.2 mile run took about 2:18.</text:span></text:p>
              <text:p text:style-name="P26">Warmdown: <text:span text:style-name="T3">½ mile in about 5:30</text:span></text:p>
              <text:p text:style-name="P27"/>
              <text:p text:style-name="P26"><text:span text:style-name="T3">Thur Nov 15, 2018 </text:span>2.25 miles<text:span text:style-name="T3"> </text:span></text:p>
              <text:p text:style-name="P27">On the Wise Center indoor track: 1 mile splits 4:55 + 4:35 = 9:30, rest 5 minutes</text:p>
              <text:p text:style-name="P27">On a recumbant stationary bike: </text:p>
              <text:list>
                <text:list-item>
                  <text:list>
                    <text:list-header>
                      <text:p text:style-name="P27"><text:s text:c="5"/>50 calorie ride in 4:10 (final pulse: 137), 25 calorie slow ride </text:p>
                      <text:p text:style-name="P27"><text:s text:c="5"/>25 calorie ride in 1:58, 25 calorie slow ride</text:p>
                      <text:p text:style-name="P2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5443117" text:continue-numbering="true" text:style-name="L1">
        <text:list-item>
          <text:list>
            <text:list-header>
              <text:p text:style-name="P2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5439032" text:continue-numbering="true" text:style-name="L1">
        <text:list-item>
          <text:list>
            <text:list-header>
              <text:p text:style-name="P2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39557332648894147" text:style-name="L2">
        <text:list-item>
          <text:list>
            <text:list-item>
              <text:p text:style-name="P29">miles in the last week</text:p>
              <text:p text:style-name="P3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127014396785497323" text:style-name="L3">
        <text:list-item>
          <text:p text:style-name="P30">Warm up with a mile at about 9:00 – 9:30/mile pace and rest a few minutes.</text:p>
        </text:list-item>
        <text:list-item>
          <text:p text:style-name="P30">Start running at about 8:35/mile pace and then adjust pace so that HR is </text:p>
          <text:list>
            <text:list-header>
              <text:p text:style-name="P30"><text:s text:c="10"/>HR0 = 142 +/- 1 bpm.</text:p>
            </text:list-header>
          </text:list>
        </text:list-item>
        <text:list-item>
          <text:p text:style-name="P30">Use a watch to record mile splits and stop running when the split exceeds <text:tab/>Tmax = 8:45</text:p>
        </text:list-item>
        <text:list-item>
          <text:p text:style-name="P30">The more miles I am able to run without reaching 8:45/mile, <text:s/>the better my <text:tab/>fitness.</text:p>
          <text:p text:style-name="P30">If another runner wants to perform the test mentioned above they will need to establish values for HR0 and Tmax in the following way. <text:s/></text:p>
          <text:p text:style-name="P3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7">2.<text:tab/>Next continue running but now adjust pace up and down in order to keep HR <text:tab/>near HR0. <text:s/>Record mile splits on a watch. <text:s/>The split for the 3rd mile is Tmax.</text:p>
          <text:p text:style-name="P38">Continued</text:p>
          <text:p text:style-name="P3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8471376740458172772" text:style-name="L4">
        <text:list-item>
          <text:list>
            <text:list-header>
              <text:p text:style-name="P3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"><text:soft-page-break/>Sat Dec 29, 2018 <text:span text:style-name="T2">5.7 miles</text:span> </text:p>
      <text:p text:style-name="P1"><text:span text:style-name="T2">Warmup:</text:span> <text:s/>0.5 miles to the Sportcentrum VU and rest a few minutes</text:p>
      <text:list xml:id="list5505891024337004528" text:style-name="L5">
        <text:list-item>
          <text:list>
            <text:list-header>
              <text:p text:style-name="P35">1.5 miles on a treadmill, splits 8:58, 4:17 and rest about 5:00</text:p>
            </text:list-header>
          </text:list>
        </text:list-item>
      </text:list>
      <text:p text:style-name="P2">Run: <text:s/><text:span text:style-name="T3">0.1 mile lead into a 3.1 mile run, <text:s/></text:span></text:p>
      <text:p text:style-name="P1">time for 3.1 miles: 23:48 or 7:40.6/mile</text:p>
      <text:p text:style-name="P1">Splits: 7:54, 7:44, 7:30, 0:40</text:p>
      <text:p text:style-name="P2"><text:span text:style-name="T3">Pulse at the end of 3.1 miles: </text:span>164 bpm</text:p>
      <text:p text:style-name="P2">Warm down: <text:span text:style-name="T3">0.1 mile on treadmill, rest a few minutes and 0.5 mile outside</text:span></text:p>
      <text:p text:style-name="P2"/>
      <text:p text:style-name="P2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2"/>
      <text:p text:style-name="P2"><text:span text:style-name="T3">Sun Dec 30, 2018</text:span> 5.65 miles </text:p>
      <text:p text:style-name="P2">Warmup: <text:span text:style-name="T3">1 mile jog on roads and 1 mile on a Sportcentrum treadmill in 8:50,</text:span></text:p>
      <text:p text:style-name="P1">rest about 4:00</text:p>
      <text:p text:style-name="P2">Run:<text:span text:style-name="T3"> <text:s/>After a 0.15 mile lead in, I did a 3 mile 142 bpm test. </text:span></text:p>
      <text:p text:style-name="P1">Splits and pulses at the end of each mile: <text:s/>8:14 (142), 8:24 (142), 8:21 (142)</text:p>
      <text:p text:style-name="P1">Compare splits to those on Dec 19, 2018. On average they are slightly lower today.</text:p>
      <text:p text:style-name="P1"/>
      <text:p text:style-name="P1">Mon Dec 31, 2018 <text:span text:style-name="T2">no running</text:span></text:p>
      <text:p text:style-name="P1"/>
      <text:p text:style-name="P1">Tues Jan 1, 2018 <text:span text:style-name="T2">4.5 miles</text:span> <text:s/></text:p>
      <text:p text:style-name="P1"><text:span text:style-name="T2">Warmup:</text:span> ¼ mile</text:p>
      <text:p text:style-name="P1"><text:span text:style-name="T2">Run:</text:span> <text:s/>4 miles on bike paths, Time: 35:26 (8:51/mile), Splits: 8:52, 8:23, 9:05, 9:06</text:p>
      <text:p text:style-name="P2">Warm down: <text:span text:style-name="T3">¼ mile</text:span></text:p>
      <text:list xml:id="list25415188" text:continue-numbering="true" text:style-name="L5">
        <text:list-item>
          <text:list>
            <text:list-header>
              <text:p text:style-name="P3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2T05:20:44.54</dc:date>
    <dc:creator>James  Lombardi</dc:creator>
    <meta:editing-duration>P7DT3H20M20S</meta:editing-duration>
    <meta:editing-cycles>602</meta:editing-cycles>
    <meta:generator>OpenOffice/4.1.2$Win32 OpenOffice.org_project/412m3$Build-9782</meta:generator>
    <meta:document-statistic meta:table-count="0" meta:image-count="0" meta:object-count="0" meta:page-count="13" meta:paragraph-count="333" meta:word-count="4451" meta:character-count="22287"/>
  </office:meta>
</office:document-meta>
</file>